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9000000C26A3D4B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98cm" svg:height="12.244cm" svg:x="0.102cm" svg:y="-0.052cm">
          <draw:image xlink:href="Pictures/10000000000001C9000000C26A3D4B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31:38.920972625</meta:creation-date>
    <dc:date>2014-10-21T04:32:21.727531472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